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Area.hasLineThroug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Area.increaseIPD( int i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Area.setParentArea( Area parent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Area.getParen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Area.addChild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lineAdjustingInfo.InlineAdjustingInfo( int stretch , int shrink , int ad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lineArea.isBlin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Area.notifyIPDVariation( int ipdVari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lineArea.hasUnder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Area.setAdjustingInfo( int stretch , int shrink , int adjust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Area.getAdjusting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Area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Area.hasOver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AdjustingInfo.applyVariationFactor( double variation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lineArea.setAdjustment( int adjust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lineArea.set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Area.handleIPDVariation( int ipdVar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lineArea.applyVariationFactor( double variationFactor , int lineStretch , int lineShri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